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fill-color="#000000" draw:textarea-horizontal-align="justify" draw:textarea-vertical-align="middle" draw:auto-grow-height="false" fo:min-height="0.637cm" fo:min-width="0.476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89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37cm" fo:min-width="0.476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397cm" svg:x="5.31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61cm" svg:height="1.216cm" svg:x="3.794cm" svg:y="5.753cm">
          <draw:text-box>
            <text:p>10</text:p>
          </draw:text-box>
        </draw:frame>
        <draw:frame draw:style-name="gr3" draw:text-style-name="P2" draw:layer="layout" svg:width="1.397cm" svg:height="1.016cm" svg:x="9.89cm" svg:y="5.699cm">
          <draw:text-box draw:corner-radius="2.159cm">
            <text:p>15</text:p>
          </draw:text-box>
        </draw:frame>
        <draw:line draw:style-name="gr4" draw:text-style-name="P3" draw:layer="layout" svg:x1="8.366cm" svg:y1="2.524cm" svg:x2="6.334cm" svg:y2="5.572cm">
          <text:p/>
        </draw:line>
        <draw:frame draw:style-name="gr5" draw:text-style-name="P2" draw:layer="layout" svg:width="0.853cm" svg:height="0.962cm" svg:x="15.133cm" svg:y="5.572cm">
          <draw:text-box>
            <text:p>5</text:p>
          </draw:text-box>
        </draw:frame>
        <draw:custom-shape draw:style-name="gr6" draw:text-style-name="P4" draw:layer="layout" svg:width="1.524cm" svg:height="1.397cm" svg:x="7.47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239cm" svg:y1="2.397cm" svg:x2="17.129cm" svg:y2="5.445cm">
          <text:p/>
        </draw:line>
        <draw:line draw:style-name="gr4" draw:text-style-name="P3" draw:layer="layout" svg:x1="8.239cm" svg:y1="2.524cm" svg:x2="12.049cm" svg:y2="5.572cm">
          <text:p/>
        </draw:line>
        <draw:frame draw:style-name="gr7" draw:text-style-name="P2" draw:layer="layout" svg:width="1.234cm" svg:height="1.016cm" svg:x="5.445cm" svg:y="5.826cm">
          <draw:text-box>
            <text:p>10</text:p>
          </draw:text-box>
        </draw:frame>
        <draw:g>
          <draw:custom-shape draw:style-name="gr1" draw:text-style-name="P1" draw:layer="layout" svg:width="1.524cm" svg:height="1.397cm" svg:x="11.414cm" svg:y="5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1.234cm" svg:height="1.016cm" svg:x="11.577cm" svg:y="5.826cm">
            <draw:text-box>
              <text:p>20</text:p>
            </draw:text-box>
          </draw:frame>
        </draw:g>
        <draw:g>
          <draw:custom-shape draw:style-name="gr1" draw:text-style-name="P1" draw:layer="layout" svg:width="1.524cm" svg:height="1.397cm" svg:x="16.46cm" svg:y="5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234cm" svg:height="0.962cm" svg:x="16.567cm" svg:y="5.713cm">
            <draw:text-box>
              <text:p>30</text:p>
            </draw:text-box>
          </draw:frame>
        </draw:g>
        <draw:custom-shape draw:style-name="gr1" draw:text-style-name="P1" draw:layer="layout" svg:width="1.524cm" svg:height="1.397cm" svg:x="5.31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1.524cm" svg:height="1.397cm" svg:x="3.032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1.234cm" svg:height="1.016cm" svg:x="3.195cm" svg:y="9.763cm">
            <draw:text-box>
              <text:p>10</text:p>
            </draw:text-box>
          </draw:frame>
        </draw:g>
        <draw:g>
          <draw:custom-shape draw:style-name="gr1" draw:text-style-name="P1" draw:layer="layout" svg:width="1.524cm" svg:height="1.397cm" svg:x="7.35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1.234cm" svg:height="1.016cm" svg:x="7.513cm" svg:y="9.636cm">
            <draw:text-box>
              <text:p>20</text:p>
            </draw:text-box>
          </draw:frame>
        </draw:g>
        <draw:g>
          <draw:custom-shape draw:style-name="gr1" draw:text-style-name="P1" draw:layer="layout" svg:width="1.524cm" svg:height="1.397cm" svg:x="10.779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1.234cm" svg:height="1.016cm" svg:x="10.942cm" svg:y="9.636cm">
            <draw:text-box>
              <text:p>10</text:p>
            </draw:text-box>
          </draw:frame>
        </draw:g>
        <draw:g>
          <draw:custom-shape draw:style-name="gr1" draw:text-style-name="P1" draw:layer="layout" svg:width="1.524cm" svg:height="1.397cm" svg:x="15.097cm" svg:y="9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1.234cm" svg:height="1.016cm" svg:x="15.26cm" svg:y="9.509cm">
            <draw:text-box>
              <text:p>20</text:p>
            </draw:text-box>
          </draw:frame>
        </draw:g>
        <draw:line draw:style-name="gr4" draw:text-style-name="P3" draw:layer="layout" svg:x1="5.699cm" svg:y1="6.842cm" svg:x2="3.794cm" svg:y2="9.509cm">
          <text:p/>
        </draw:line>
        <draw:line draw:style-name="gr4" draw:text-style-name="P3" draw:layer="layout" svg:x1="6.334cm" svg:y1="6.969cm" svg:x2="7.985cm" svg:y2="9.382cm">
          <text:p/>
        </draw:line>
        <draw:line draw:style-name="gr4" draw:text-style-name="P3" draw:layer="layout" svg:x1="11.922cm" svg:y1="6.969cm" svg:x2="11.287cm" svg:y2="9.382cm">
          <text:p/>
        </draw:line>
        <draw:line draw:style-name="gr4" draw:text-style-name="P3" draw:layer="layout" svg:x1="12.811cm" svg:y1="6.715cm" svg:x2="15.351cm" svg:y2="9.509cm">
          <text:p/>
        </draw:line>
        <draw:frame draw:style-name="gr2" draw:text-style-name="P2" draw:layer="layout" svg:width="1.361cm" svg:height="1.216cm" svg:x="5.862cm" svg:y="9.636cm">
          <draw:text-box>
            <text:p>6</text:p>
          </draw:text-box>
        </draw:frame>
        <draw:frame draw:style-name="gr2" draw:text-style-name="P2" draw:layer="layout" svg:width="1.361cm" svg:height="1.216cm" svg:x="9.636cm" svg:y="9.763cm">
          <draw:text-box>
            <text:p>6</text:p>
          </draw:text-box>
        </draw:frame>
        <draw:frame draw:style-name="gr2" draw:text-style-name="P2" draw:layer="layout" svg:width="1.361cm" svg:height="1.216cm" svg:x="13.954cm" svg:y="9.563cm">
          <draw:text-box>
            <text:p>9</text:p>
          </draw:text-box>
        </draw:frame>
        <draw:frame draw:style-name="gr2" draw:text-style-name="P2" draw:layer="layout" svg:width="1.361cm" svg:height="1.216cm" svg:x="1.762cm" svg:y="9.636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7T17:54:15.284969549</meta:creation-date>
    <dc:date>2021-04-07T17:58:35.472044409</dc:date>
    <meta:editing-duration>PT4M19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